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5-01-19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4-01-05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3-01-0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2-01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1-01-0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0-02-13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20-01-05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19-01-0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18-01-0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34100383601</text:p>
          </table:table-cell>
          <table:table-cell office:value-type="string" calcext:value-type="string">
            <text:p>2017-01-06 18:2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